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4484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4.7346in"/>
    </style:style>
    <style:style style:name="co4" style:family="table-column">
      <style:table-column-properties fo:break-before="auto" style:column-width="2.5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4681in" fo:break-before="auto" style:use-optimal-row-height="fals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2256in" fo:break-before="auto" style:use-optimal-row-height="true"/>
    </style:style>
    <style:style style:name="ro5" style:family="table-row">
      <style:table-row-properties style:row-height="0.2311in" fo:break-before="auto" style:use-optimal-row-height="true"/>
    </style:style>
    <style:style style:name="ro6" style:family="table-row">
      <style:table-row-properties style:row-height="0.3102in" fo:break-before="auto" style:use-optimal-row-height="false"/>
    </style:style>
    <style:style style:name="ro7" style:family="table-row">
      <style:table-row-properties style:row-height="0.2929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244in" fo:break-before="auto" style:use-optimal-row-height="false"/>
    </style:style>
    <style:style style:name="ro10" style:family="table-row">
      <style:table-row-properties style:row-height="0.3799in" fo:break-before="auto" style:use-optimal-row-height="false"/>
    </style:style>
    <style:style style:name="ro11" style:family="table-row">
      <style:table-row-properties style:row-height="0.1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2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3" style:family="table-cell" style:parent-style-name="Default">
      <style:table-cell-properties fo:background-color="#cccccc" fo:wrap-option="wrap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none" fo:border-left="0.0071in solid #ffffff" fo:border-right="0.0071in solid #ffffff" fo:border-top="none"/>
      <style:text-properties style:font-name="Verdana" fo:font-size="12pt"/>
    </style:style>
    <style:style style:name="ce5" style:family="table-cell" style:parent-style-name="Default">
      <style:table-cell-properties fo:border="0.0071in solid #000000"/>
      <style:text-properties style:font-name="Verdana" fo:font-size="12pt"/>
    </style:style>
    <style:style style:name="ce6" style:family="table-cell" style:parent-style-name="Default">
      <style:table-cell-properties fo:border-bottom="0.0071in solid #ffffff" fo:border-left="0.0071in solid #000000" fo:border-right="0.0071in solid #000000" fo:border-top="0.0071in solid #000000"/>
      <style:text-properties style:font-name="Verdana" fo:font-size="12pt"/>
    </style:style>
    <style:style style:name="ce7" style:family="table-cell" style:parent-style-name="Default">
      <style:table-cell-properties fo:border-bottom="0.0071in solid #ffffff" fo:border-left="0.0071in solid #000000" fo:border-right="0.0071in solid #000000" fo:border-top="0.0071in solid #ffffff"/>
      <style:text-properties style:font-name="Verdana" fo:font-size="12pt"/>
    </style:style>
    <style:style style:name="ce8" style:family="table-cell" style:parent-style-name="Default">
      <style:table-cell-properties fo:border-bottom="0.0071in solid #000000" fo:border-left="0.0071in solid #000000" fo:border-right="0.0071in solid #000000" fo:border-top="0.0071in solid #ffffff"/>
      <style:text-properties style:font-name="Verdana" fo:font-size="12pt"/>
    </style:style>
    <style:style style:name="ce9" style:family="table-cell" style:parent-style-name="Default">
      <style:table-cell-properties fo:border-bottom="none" fo:background-color="#000080" fo:border-left="none" fo:border-right="none" fo:border-top="0.0071in solid #000000"/>
      <style:text-properties style:font-name="Verdana" fo:font-size="12pt" fo:font-weight="bold"/>
    </style:style>
    <style:style style:name="ce10" style:family="table-cell" style:parent-style-name="Default">
      <style:table-cell-properties fo:background-color="#9999cc" fo:border="0.0071in solid #000000"/>
      <style:text-properties style:font-name="Verdana" fo:font-size="12pt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71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13" style:family="table-cell" style:parent-style-name="Default">
      <style:text-properties style:font-name="Verdana" fo:font-size="12pt"/>
    </style:style>
    <style:style style:name="ce14" style:family="table-cell" style:parent-style-name="Default">
      <style:table-cell-properties fo:background-color="#000080"/>
      <style:text-properties style:font-name="Verdana" fo:font-size="12pt" fo:font-weight="bold"/>
    </style:style>
    <style:style style:name="ce15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6" style:family="table-cell" style:parent-style-name="Default">
      <style:table-cell-properties fo:background-color="#b3b3b3" fo:border="0.0071in solid #000000"/>
      <style:text-properties style:font-name="Verdana" fo:font-size="12pt"/>
    </style:style>
    <style:style style:name="ce17" style:family="table-cell" style:parent-style-name="Default">
      <style:table-cell-properties fo:background-color="#00ffff" fo:border="0.0071in solid #000000"/>
      <style:text-properties style:font-name="Verdana" fo:font-size="12pt"/>
    </style:style>
    <style:style style:name="ce18" style:family="table-cell" style:parent-style-name="Default">
      <style:text-properties fo:font-weight="bold"/>
    </style:style>
    <style:style style:name="ce19" style:family="table-cell" style:parent-style-name="Default">
      <style:table-cell-properties fo:background-color="#b3b3b3"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0" style:family="table-cell" style:parent-style-name="Default">
      <style:table-cell-properties fo:background-color="#00ffff"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1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style:font-name="Verdana" fo:font-size="12pt"/>
    </style:style>
    <style:style style:name="ce22" style:family="table-cell" style:parent-style-name="Default">
      <style:text-properties style:font-name="Verdana" fo:font-size="12pt" fo:font-weight="bold"/>
    </style:style>
    <style:style style:name="ce23" style:family="table-cell" style:parent-style-name="Default">
      <style:table-cell-properties fo:background-color="#b3b3b3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ce24" style:family="table-cell" style:parent-style-name="Default">
      <style:table-cell-properties fo:background-color="#00ffff" style:text-align-source="fix" style:repeat-content="false" fo:wrap-option="wrap" fo:border="0.0071in solid #000000" style:vertical-align="top"/>
      <style:paragraph-properties fo:text-align="start"/>
      <style:text-properties style:font-name="Verdana" fo:font-size="12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52" table:default-cell-style-name="ce13"/>
        <table:table-row table:style-name="ro1">
          <table:table-cell table:style-name="ce1" office:value-type="string" table:number-columns-spanned="4" table:number-rows-spanned="1">
            <text:p>Samples Testing</text:p>
          </table:table-cell>
          <table:covered-table-cell table:number-columns-repeated="3"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ate:</text:p>
          </table:table-cell>
          <table:covered-table-cell table:style-name="ce2"/>
          <table:table-cell table:style-name="ce15" table:number-columns-spanned="2" table:number-rows-spanned="1"/>
          <table:covered-table-cell table:style-name="ce15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Tester's Name <text:s text:c="5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Platform <text:s text:c="59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2" office:value-type="string" table:number-columns-spanned="2" table:number-rows-spanned="1">
            <text:p>Distribution(Binary/ Source) <text:s text:c="24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3">
          <table:table-cell table:style-name="ce3" office:value-type="string" table:number-columns-spanned="2" table:number-rows-spanned="1">
            <text:p>Deployment(Apache/Simple Axis Server) <text:s text:c="11"/></text:p>
          </table:table-cell>
          <table:covered-table-cell table:style-name="ce2"/>
          <table:table-cell table:style-name="ce15" table:number-columns-spanned="2" table:number-rows-spanned="1"/>
          <table:covered-table-cell table:style-name="Default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5" office:value-type="string" table:number-columns-spanned="4" table:number-rows-spanned="1">
            <text:p>Please Note that the colored cells are to record test results when the server is up and when it's not:</text:p>
          </table:table-cell>
          <table:covered-table-cell table:number-columns-repeated="3" table:style-name="ce5"/>
          <table:table-cell table:number-columns-repeated="252"/>
        </table:table-row>
        <table:table-row table:style-name="ro4">
          <table:table-cell table:style-name="ce6"/>
          <table:table-cell table:style-name="ce16"/>
          <table:table-cell table:style-name="ce5" office:value-type="string" table:number-columns-spanned="2" table:number-rows-spanned="1">
            <text:p><text:s/>Run the sample when the server is <text:span text:style-name="T1">UP</text:span></text:p>
          </table:table-cell>
          <table:covered-table-cell table:style-name="ce5"/>
          <table:table-cell table:number-columns-repeated="252"/>
        </table:table-row>
        <table:table-row table:style-name="ro4">
          <table:table-cell table:style-name="ce7"/>
          <table:table-cell table:style-name="ce17"/>
          <table:table-cell table:style-name="ce5" office:value-type="string" table:number-columns-spanned="2" table:number-rows-spanned="1">
            <text:p><text:s/>Run the sample when the server is <text:span text:style-name="T1">DOWN</text:span>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8"/>
          <table:table-cell table:style-name="ce5"/>
          <table:table-cell table:style-name="ce5" office:value-type="string" table:number-columns-spanned="2" table:number-rows-spanned="1">
            <text:p><text:s/>Run the sample against a memory profiler (valgrind or Purify)</text:p>
          </table:table-cell>
          <table:covered-table-cell table:style-name="ce5"/>
          <table:table-cell table:number-columns-repeated="252"/>
        </table:table-row>
        <table:table-row table:style-name="ro2">
          <table:table-cell table:style-name="ce4" table:number-columns-repeated="4"/>
          <table:table-cell table:number-columns-repeated="252"/>
        </table:table-row>
        <table:table-row table:style-name="ro2">
          <table:table-cell table:style-name="ce9" office:value-type="string" table:number-columns-spanned="4" table:number-rows-spanned="1">
            <text:p>Normal Samples</text:p>
          </table:table-cell>
          <table:covered-table-cell table:number-columns-repeated="3" table:style-name="ce18"/>
          <table:table-cell table:style-name="ce22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5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9" office:value-type="string">
              <text:p>P</text:p>
            </table:table-cell>
            <table:table-cell table:style-name="ce23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9" office:value-type="string">
              <text:p>P</text:p>
            </table:table-cell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9" office:value-type="string">
              <text:p>P</text:p>
            </table:table-cell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9" office:value-type="string">
              <text:p>P</text:p>
            </table:table-cell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9" office:value-type="string">
              <text:p>P</text:p>
            </table:table-cell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9" office:value-type="string">
              <text:p>P</text:p>
            </table:table-cell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9" office:value-type="string">
              <text:p>P</text:p>
            </table:table-cell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9" office:value-type="string">
              <text:p>P</text:p>
            </table:table-cell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9" office:value-type="string">
              <text:p>P</text:p>
            </table:table-cell>
            <table:table-cell table:style-name="ce23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table-cell table:style-name="ce5"/>
            <table:table-cell table:number-columns-repeated="252"/>
          </table:table-row>
          <table:table-row table:style-name="ro6" table:visibility="collapse">
            <table:covered-table-cell table:style-name="ce11"/>
            <table:table-cell table:style-name="ce21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9" office:value-type="string">
              <text:p>F</text:p>
            </table:table-cell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9" office:value-type="string">
              <text:p>P</text:p>
            </table:table-cell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9" office:value-type="string">
              <text:p>P</text:p>
            </table:table-cell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7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9" office:value-type="string">
              <text:p>P</text:p>
            </table:table-cell>
            <table:table-cell table:style-name="ce16"/>
            <table:table-cell table:style-name="ce5" table:number-columns-spanned="1" table:number-rows-spanned="3"/>
            <table:table-cell table:number-columns-repeated="252"/>
          </table:table-row>
          <table:table-row table:style-name="ro8" table:visibility="collapse">
            <table:covered-table-cell table:style-name="ce5"/>
            <table:table-cell table:style-name="ce20"/>
            <table:table-cell table:style-name="ce17"/>
            <table:covered-table-cell table:style-name="ce5"/>
            <table:table-cell table:number-columns-repeated="252"/>
          </table:table-row>
          <table:table-row table:style-name="ro9" table:visibility="collapse">
            <table:covered-table-cell table:style-name="ce5"/>
            <table:table-cell table:style-name="ce21"/>
            <table:table-cell table:style-name="ce5"/>
            <table:covered-table-cell table:style-name="ce5"/>
            <table:table-cell table:number-columns-repeated="252"/>
          </table:table-row>
          <table:table-row table:style-name="ro9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9" office:value-type="string">
              <text:p>P</text:p>
            </table:table-cell>
            <table:table-cell table:style-name="ce16" office:value-type="string">
              <text:p>Fails sometimes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0"/>
            <table:table-cell table:style-name="ce17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21"/>
            <table:table-cell table:style-name="ce5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5" table:number-columns-repeated="4"/>
            <table:table-cell table:number-columns-repeated="252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guththila ( N/A for Binary)</text:p>
          </table:table-cell>
          <table:covered-table-cell table:number-columns-repeated="3" table:style-name="ce22"/>
          <table:table-cell table:style-name="ce22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3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3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10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ssl ( N/A for Binary)</text:p>
          </table:table-cell>
          <table:covered-table-cell table:number-columns-repeated="3" table:style-name="ce22"/>
          <table:table-cell table:style-name="ce22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3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11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3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Enable libcurl ( N/A for Binary)</text:p>
          </table:table-cell>
          <table:covered-table-cell table:number-columns-repeated="3" table:style-name="ce22"/>
          <table:table-cell table:style-name="ce22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3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3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Apache</text:p>
          </table:table-cell>
          <table:covered-table-cell table:number-columns-repeated="3" table:style-name="ce22"/>
          <table:table-cell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3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3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est with IIS </text:p>
          </table:table-cell>
          <table:covered-table-cell table:number-columns-repeated="3" table:style-name="ce22"/>
          <table:table-cell table:style-name="ce22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4" table:visibility="collapse">
            <table:table-cell table:style-name="ce11" office:value-type="string" table:number-columns-spanned="1" table:number-rows-spanned="3">
              <text:p><text:s/>echo </text:p>
            </table:table-cell>
            <table:table-cell table:style-name="ce16"/>
            <table:table-cell table:style-name="ce23" office:value-type="string">
              <text:p><text:s/></text:p>
            </table:table-cell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addr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blocking_dual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echo_blocking_soap11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non_blocking_dual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echo_rest GET</text:p>
            </table:table-cell>
            <table:table-cell table:style-name="ce16"/>
            <table:table-cell table:style-name="ce23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<text:s/>mtom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notify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math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5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Using Proxy</text:p>
          </table:table-cell>
          <table:covered-table-cell table:number-columns-repeated="3" table:style-name="ce22"/>
          <table:table-cell table:style-name="ce22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Sampl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google</text:p>
            </table:table-cell>
            <table:table-cell table:style-name="ce16"/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17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2" office:value-type="string" table:number-columns-spanned="1" table:number-rows-spanned="3">
              <text:p>yahoo</text:p>
            </table:table-cell>
            <table:table-cell table:style-name="ce16" table:number-columns-repeated="2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5"/>
            <table:table-cell table:style-name="ce17" table:number-columns-repeated="2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/>
            <table:table-cell table:number-columns-repeated="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>
          <table:table-cell table:number-columns-repeated="256"/>
        </table:table-row>
        <table:table-row table:style-name="ro2">
          <table:table-cell table:style-name="ce14" office:value-type="string" table:number-columns-spanned="4" table:number-rows-spanned="1">
            <text:p>Tools</text:p>
          </table:table-cell>
          <table:covered-table-cell table:number-columns-repeated="3" table:style-name="ce18"/>
          <table:table-cell table:style-name="ce22" table:number-columns-repeated="252"/>
        </table:table-row>
        <table:table-row-group table:display="false">
          <table:table-row table:style-name="ro2" table:visibility="collapse">
            <table:table-cell table:style-name="ce10" office:value-type="string">
              <text:p>Tool name</text:p>
            </table:table-cell>
            <table:table-cell table:style-name="ce10" office:value-type="string">
              <text:p>Status (Pass/Fail)</text:p>
            </table:table-cell>
            <table:table-cell table:style-name="ce10" office:value-type="string">
              <text:p>Notes</text:p>
            </table:table-cell>
            <table:table-cell table:style-name="ce10" office:value-type="string">
              <text:p>Jira list</text:p>
            </table:table-cell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TCPMon Tool</text:p>
            </table:table-cell>
            <table:table-cell table:style-name="ce19" office:value-type="string">
              <text:p>P</text:p>
            </table:table-cell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1"/>
            <table:table-cell table:style-name="ce12"/>
            <table:covered-table-cell table:style-name="ce5"/>
            <table:table-cell table:number-columns-repeated="252"/>
          </table:table-row>
          <table:table-row table:style-name="ro2" table:visibility="collapse">
            <table:table-cell table:style-name="ce11" office:value-type="string" table:number-columns-spanned="1" table:number-rows-spanned="3">
              <text:p>WSClient</text:p>
            </table:table-cell>
            <table:table-cell table:style-name="ce19" office:value-type="string">
              <text:p>P</text:p>
            </table:table-cell>
            <table:table-cell table:style-name="ce23"/>
            <table:table-cell table:style-name="ce5" table:number-columns-spanned="1" table:number-rows-spanned="3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20"/>
            <table:table-cell table:style-name="ce24"/>
            <table:covered-table-cell table:style-name="ce5"/>
            <table:table-cell table:number-columns-repeated="252"/>
          </table:table-row>
          <table:table-row table:style-name="ro2" table:visibility="collapse">
            <table:covered-table-cell table:style-name="ce11"/>
            <table:table-cell table:style-name="ce5"/>
            <table:table-cell table:style-name="ce12"/>
            <table:covered-table-cell/>
            <table:table-cell table:number-columns-repeated="252"/>
          </table:table-row>
          <table:table-row table:style-name="ro2" table:visibility="collapse">
            <table:table-cell table:number-columns-repeated="256"/>
          </table:table-row>
        </table:table-row-group>
        <table:table-row table:style-name="ro2" table:number-rows-repeated="65228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.6925in" fo:page-height="8.2673in" style:num-format="1" style:print-orientation="landscape" fo:margin-top="0.35in" fo:margin-bottom="0.4299in" fo:margin-left="0.35in" fo:margin-right="0.35in" style:scale-to="81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05">07/05/2007</text:date>, <text:time>15:2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08T16:12:06</meta:creation-date>
    <dc:date>2007-07-05T15:25:42</dc:date>
    <meta:print-date>2006-12-19T10:17:40</meta:print-date>
    <dc:language>en-US</dc:language>
    <meta:editing-cycles>54</meta:editing-cycles>
    <meta:editing-duration>PT4H29M25S</meta:editing-duration>
    <meta:user-defined meta:name="Info 1"/>
    <meta:user-defined meta:name="Info 2"/>
    <meta:user-defined meta:name="Info 3"/>
    <meta:user-defined meta:name="Info 4"/>
    <meta:document-statistic meta:table-count="1" meta:cell-count="161"/>
  </office:meta>
</office:document-meta>
</file>